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P5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officeooo:paragraph-rsid="002524d3"/>
    </style:style>
    <style:style style:name="P8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9" style:family="paragraph" style:parent-style-name="Standard">
      <style:paragraph-properties fo:line-height="150%" style:writing-mode="lr-tb"/>
      <style:text-properties officeooo:paragraph-rsid="00243b3e"/>
    </style:style>
    <style:style style:name="P10" style:family="paragraph" style:parent-style-name="Standard">
      <style:paragraph-properties fo:line-height="150%" style:writing-mode="lr-tb"/>
      <style:text-properties fo:color="#000000" style:text-line-through-style="none" style:font-name="Arial" fo:font-size="11pt" fo:font-style="normal" style:text-underline-style="none" fo:font-weight="normal" officeooo:rsid="00243b3e" officeooo:paragraph-rsid="00243b3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f4823" style:font-name-asian="Times New Roman" style:font-name-complex="Times New Roman"/>
    </style:style>
    <style:style style:name="T3" style:family="text">
      <style:text-properties style:font-name="Times New Roman" officeooo:rsid="00219032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207d68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219032" style:font-name-asian="Times New Roman" style:font-weight-asian="bold" style:font-name-complex="Times New Roman" style:font-weight-complex="bold"/>
    </style:style>
    <style:style style:name="T7" style:family="text">
      <style:text-properties fo:font-weight="bold" officeooo:rsid="00243b3e" style:font-weight-asian="bold" style:font-weight-complex="bold"/>
    </style:style>
    <style:style style:name="T8" style:family="text">
      <style:text-properties officeooo:rsid="00219032"/>
    </style:style>
    <style:style style:name="T9" style:family="text">
      <style:text-properties officeooo:rsid="00227f9d"/>
    </style:style>
    <style:style style:name="T10" style:family="text">
      <style:text-properties officeooo:rsid="002314ee"/>
    </style:style>
    <style:style style:name="T11" style:family="text">
      <style:text-properties officeooo:rsid="00243b3e"/>
    </style:style>
    <style:style style:name="T12" style:family="text">
      <style:text-properties officeooo:rsid="00252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Aluno</text:span><text:span text:style-name="T1">: </text:span><text:span text:style-name="T3">Bruno Luz Martins</text:span><text:span text:style-name="T1"><text:tab/><text:tab/><text:tab/><text:tab/></text:span><text:span text:style-name="T4">Data:</text:span><text:span text:style-name="T1"> 23/11/2013</text:span></text:p>
      <text:p text:style-name="P3"><text:span text:style-name="T4">Fase/Iteração:</text:span><text:span text:style-name="T1"> Sprint </text:span><text:span text:style-name="T2">6</text:span><text:span text:style-name="T1"><text:tab/><text:tab/><text:tab/><text:tab/></text:span><text:span text:style-name="T4">Esforço Total:</text:span><text:span text:style-name="T1"> 2 horas</text:span></text:p>
      <text:p text:style-name="P3"><text:span text:style-name="T4">Atividade: <text:s/></text:span><text:span text:style-name="T5">Coleta e análise das </text:span><text:span text:style-name="T6">métricas</text:span><text:span text:style-name="T5"> da Sprint 6</text:span><text:span text:style-name="T1"><text:tab/></text:span><text:span text:style-name="T4">Esforço: <text:s/></text:span><text:span text:style-name="T5">10</text:span><text:span text:style-name="T4"> horas</text:span></text:p>
      <text:p text:style-name="P3">Descrição: <text:span text:style-name="T8">Coleta dos dados, a partir do Redmine, Hudson e Sonar. Esses dados foram analisados e gerados os relatórios necessários para tomada de decisões por parte dos gerentes </text:span><text:span text:style-name="T9">de projeto</text:span><text:span text:style-name="T8">.</text:span></text:p>
      <text:p text:style-name="P3">Equipe: <text:span text:style-name="T10">MED</text:span></text:p>
      <text:p text:style-name="P3">Artefato: </text:p>
      <text:p text:style-name="P9"><text:span text:style-name="T11"># RELPREV-022013-MED_Acoes_de_Melhoria_ Sprint_6</text:span></text:p>
      <text:p text:style-name="P10"># RELPREV-022013-MED_Planilha Base_Relatório_Sprint_6</text:p>
      <text:p text:style-name="P7"><text:span text:style-name="T12"># RELPREV-022013-MED_Relatorio_de_resultados_ Sprint_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T1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02cm" fo:margin-left="0cm" fo:margin-right="0cm" fo:margin-bottom="2.6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RELPREV</text:p>
        <text:p text:style-name="MP3"><text:span text:style-name="MT1">Relatório</text:span><text:span text:style-name="MT1"> </text:span><text:span text:style-name="MT1">Individual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8</meta:editing-cycles>
    <dc:date>2013-12-12T21:44:29</dc:date>
    <meta:editing-duration>PT3M53S</meta:editing-duration>
    <meta:document-statistic meta:table-count="0" meta:image-count="0" meta:object-count="0" meta:page-count="1" meta:paragraph-count="12" meta:word-count="80" meta:character-count="635" meta:non-whitespace-character-count="556"/>
  </office:meta>
</office:document-meta>
</file>